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Relatorio">
        <table:table-row>
          <table:table-cell table:style-name="pd1" office:value-type="string" office:string-value="Ano">
            <text:p>Ano</text:p>
          </table:table-cell>
          <table:table-cell table:style-name="pd1" office:value-type="string" office:string-value="Aston Martin">
            <text:p>Aston Martin</text:p>
          </table:table-cell>
          <table:table-cell table:style-name="pd1" office:value-type="string" office:string-value="Bentley">
            <text:p>Bentley</text:p>
          </table:table-cell>
          <table:table-cell table:style-name="pd1" office:value-type="string" office:string-value="Jaguar">
            <text:p>Jaguar</text:p>
          </table:table-cell>
          <table:table-cell table:style-name="pd1" office:value-type="string" office:string-value="MGB">
            <text:p>MGB</text:p>
          </table:table-cell>
          <table:table-cell table:style-name="pd1" office:value-type="string" office:string-value="Rolls Royce">
            <text:p>Rolls Royce</text:p>
          </table:table-cell>
          <table:table-cell table:style-name="pd1" office:value-type="string" office:string-value="TVR">
            <text:p>TVR</text:p>
          </table:table-cell>
          <table:table-cell table:style-name="pd1" office:value-type="string" office:string-value="Triumph">
            <text:p>Triumph</text:p>
          </table:table-cell>
        </table:table-row>
        <table:table-row>
          <table:table-cell table:style-name="pd1" office:value-type="float" office:value="2012">
            <text:p>2012</text:p>
          </table:table-cell>
          <table:table-cell office:value-type="float" office:value="1152000.0">
            <text:p>1152000.0</text:p>
          </table:table-cell>
          <table:table-cell office:value-type="float" office:value="919500.0">
            <text:p>919500.0</text:p>
          </table:table-cell>
          <table:table-cell office:value-type="float" office:value="647500.0">
            <text:p>647500.0</text:p>
          </table:table-cell>
          <table:table-cell office:value-type="string" office:string-value="">
            <text:p/>
          </table:table-cell>
          <table:table-cell office:value-type="float" office:value="466500.0">
            <text:p>466500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float" office:value="2013">
            <text:p>2013</text:p>
          </table:table-cell>
          <table:table-cell office:value-type="float" office:value="2355660.0">
            <text:p>2355660.0</text:p>
          </table:table-cell>
          <table:table-cell office:value-type="float" office:value="702500.0">
            <text:p>702500.0</text:p>
          </table:table-cell>
          <table:table-cell office:value-type="float" office:value="1380000.0">
            <text:p>1380000.0</text:p>
          </table:table-cell>
          <table:table-cell office:value-type="float" office:value="315000.0">
            <text:p>315000.0</text:p>
          </table:table-cell>
          <table:table-cell office:value-type="float" office:value="1947300.0">
            <text:p>1947300.0</text:p>
          </table:table-cell>
          <table:table-cell office:value-type="float" office:value="171750.0">
            <text:p>171750.0</text:p>
          </table:table-cell>
          <table:table-cell office:value-type="float" office:value="286500.0">
            <text:p>286500.0</text:p>
          </table:table-cell>
        </table:table-row>
        <table:table-row>
          <table:table-cell table:style-name="pd1" office:value-type="float" office:value="2014">
            <text:p>2014</text:p>
          </table:table-cell>
          <table:table-cell office:value-type="float" office:value="2262440.0">
            <text:p>2262440.0</text:p>
          </table:table-cell>
          <table:table-cell office:value-type="float" office:value="1811500.0">
            <text:p>1811500.0</text:p>
          </table:table-cell>
          <table:table-cell office:value-type="float" office:value="1352000.0">
            <text:p>1352000.0</text:p>
          </table:table-cell>
          <table:table-cell office:value-type="string" office:string-value="">
            <text:p/>
          </table:table-cell>
          <table:table-cell office:value-type="float" office:value="960500.0">
            <text:p>960500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float" office:value="2015">
            <text:p>2015</text:p>
          </table:table-cell>
          <table:table-cell office:value-type="float" office:value="4915940.0">
            <text:p>4915940.0</text:p>
          </table:table-cell>
          <table:table-cell office:value-type="float" office:value="1517750.0">
            <text:p>1517750.0</text:p>
          </table:table-cell>
          <table:table-cell office:value-type="float" office:value="2939500.0">
            <text:p>2939500.0</text:p>
          </table:table-cell>
          <table:table-cell office:value-type="float" office:value="696000.0">
            <text:p>696000.0</text:p>
          </table:table-cell>
          <table:table-cell office:value-type="float" office:value="3982600.0">
            <text:p>3982600.0</text:p>
          </table:table-cell>
          <table:table-cell office:value-type="float" office:value="327000.0">
            <text:p>327000.0</text:p>
          </table:table-cell>
          <table:table-cell office:value-type="float" office:value="588500.0">
            <text:p>58850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